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MBX12" svg:font-family="CMBX12"/>
    <style:font-face style:name="CMR12" svg:font-family="CMR12"/>
    <style:font-face style:name="NimbusRomNo9L-Medi1" svg:font-family="NimbusRomNo9L-Medi"/>
    <style:font-face style:name="NimbusRomNo9L-Regu" svg:font-family="NimbusRomNo9L-Regu"/>
    <style:font-face style:name="NimbusSanL-Bold" svg:font-family="NimbusSanL-Bold"/>
    <style:font-face style:name="NimbusSanL-Regu" svg:font-family="NimbusSanL-Regu"/>
    <style:font-face style:name="OpenSymbol" svg:font-family="OpenSymbol"/>
    <style:font-face style:name="Tahoma1" svg:font-family="Tahoma"/>
    <style:font-face style:name="Verdana" svg:font-family="Verdana, Arial, Helvetica, sans-serif"/>
    <style:font-face style:name="FoundryGridnik-Bold" svg:font-family="FoundryGridnik-Bold" style:font-family-generic="roman"/>
    <style:font-face style:name="MinionPro-Regular" svg:font-family="MinionPro-Regular" style:font-family-generic="roman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  <style:font-face style:name="TimesNewRoman" svg:font-family="TimesNewRoman" style:font-family-generic="roman"/>
    <style:font-face style:name="TimesNewRoman,Italic1" svg:font-family="'TimesNewRoman,Italic'" style:font-family-generic="roman"/>
    <style:font-face style:name="TimesNewRomanPS-BoldMT" svg:font-family="TimesNewRomanPS-BoldMT" style:font-family-generic="roman"/>
    <style:font-face style:name="TimesNewRomanPSMT1" svg:font-family="TimesNewRomanPSMT" style:font-family-generic="roman"/>
    <style:font-face style:name="Arial-BoldMT" svg:font-family="Arial-BoldMT" style:font-family-generic="swiss"/>
    <style:font-face style:name="CMR8" svg:font-family="CMR8" style:font-family-generic="swiss"/>
    <style:font-face style:name="NimbusRomNo9L-Medi" svg:font-family="NimbusRomNo9L-Medi" style:font-family-generic="swiss"/>
    <style:font-face style:name="NimbusRomNo9L-Regu1" svg:font-family="NimbusRomNo9L-Regu" style:font-family-generic="swiss"/>
    <style:font-face style:name="NimbusRomNo9L-ReguItal" svg:font-family="NimbusRomNo9L-ReguItal" style:font-family-generic="swiss"/>
    <style:font-face style:name="Times-Roman1" svg:font-family="Times-Roman" style:font-family-generic="swiss"/>
    <style:font-face style:name="TimesNewRoman1" svg:font-family="TimesNewRoman" style:font-family-generic="swiss"/>
    <style:font-face style:name="TimesNewRoman,Italic" svg:font-family="'TimesNewRoman,Italic'" style:font-family-generic="swiss"/>
    <style:font-face style:name="TimesNewRomanPSMT" svg:font-family="TimesNewRomanPS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anging_20_indent">
      <style:text-properties fo:font-style="normal" style:font-name-asian="TimesNewRoman1" style:font-style-asian="normal" style:font-name-complex="TimesNewRoman1" style:font-style-complex="normal"/>
    </style:style>
    <style:style style:name="P2" style:family="paragraph" style:parent-style-name="Hanging_20_indent">
      <style:text-properties fo:font-style="normal" style:font-name-asian="NimbusRomNo9L-Regu" style:font-style-asian="normal" style:font-name-complex="NimbusRomNo9L-Regu" style:font-style-complex="normal"/>
    </style:style>
    <style:style style:name="P3" style:family="paragraph" style:parent-style-name="Hanging_20_indent">
      <style:text-properties fo:font-style="normal" style:font-name-asian="TimesNewRoman" style:font-style-asian="normal" style:font-name-complex="TimesNewRoman" style:font-style-complex="normal"/>
    </style:style>
    <style:style style:name="P4" style:family="paragraph" style:parent-style-name="Hanging_20_indent">
      <style:text-properties fo:font-variant="normal" fo:text-transform="none" fo:letter-spacing="normal" fo:font-style="normal" style:font-name-asian="Times-Roman1" style:font-style-asian="normal" style:font-name-complex="Times-Roman1" style:font-style-complex="normal"/>
    </style:style>
    <style:style style:name="P5" style:family="paragraph" style:parent-style-name="Hanging_20_indent">
      <style:text-properties fo:font-variant="normal" fo:text-transform="none" fo:letter-spacing="normal" fo:font-style="normal" style:font-name-asian="TimesNewRoman" style:font-style-asian="normal" style:font-name-complex="TimesNewRoman" style:font-style-complex="normal"/>
    </style:style>
    <style:style style:name="T1" style:family="text">
      <style:text-properties fo:font-style="italic" style:font-name-asian="TimesNewRoman,Italic" style:font-style-asian="italic" style:font-name-complex="TimesNewRoman,Italic" style:font-style-complex="italic"/>
    </style:style>
    <style:style style:name="T2" style:family="text">
      <style:text-properties fo:font-style="italic" style:font-name-asian="TimesNewRoman,Italic1" style:font-style-asian="italic" style:font-name-complex="TimesNewRoman,Italic1" style:font-style-complex="italic"/>
    </style:style>
    <style:style style:name="T3" style:family="text">
      <style:text-properties fo:font-style="italic" style:font-name-asian="TimesNewRoman" style:font-style-asian="italic" style:font-name-complex="TimesNewRoman" style:font-style-complex="italic"/>
    </style:style>
    <style:style style:name="T4" style:family="text">
      <style:text-properties fo:font-style="italic" style:font-name-asian="TimesNewRoman1" style:font-style-asian="italic" style:font-name-complex="TimesNewRoman1" style:font-style-complex="italic"/>
    </style:style>
    <style:style style:name="T5" style:family="text">
      <style:text-properties fo:font-style="italic" style:font-name-asian="MinionPro-Regular" style:font-style-asian="italic" style:font-name-complex="MinionPro-Regular" style:font-style-complex="italic"/>
    </style:style>
    <style:style style:name="T6" style:family="text">
      <style:text-properties fo:font-style="italic" style:font-name-asian="TimesNewRomanPSMT" style:font-style-asian="italic" style:font-name-complex="TimesNewRomanPSMT" style:font-style-complex="italic"/>
    </style:style>
    <style:style style:name="T7" style:family="text">
      <style:text-properties fo:font-style="italic" style:font-name-asian="Arial-BoldMT" style:font-style-asian="italic" style:font-name-complex="Arial-BoldMT" style:font-style-complex="italic"/>
    </style:style>
    <style:style style:name="T8" style:family="text">
      <style:text-properties fo:font-style="italic" style:font-name-asian="Times-Italic" style:font-style-asian="italic" style:font-name-complex="Times-Italic" style:font-style-complex="italic"/>
    </style:style>
    <style:style style:name="T9" style:family="text">
      <style:text-properties fo:font-style="italic" style:font-name-asian="Times-Roman" style:font-style-asian="italic" style:font-name-complex="Times-Roman" style:font-style-complex="italic"/>
    </style:style>
    <style:style style:name="T10" style:family="text">
      <style:text-properties fo:font-style="italic" style:font-name-asian="NimbusSanL-Bold" style:font-style-asian="italic" style:font-name-complex="NimbusSanL-Bold" style:font-style-complex="italic"/>
    </style:style>
    <style:style style:name="T11" style:family="text">
      <style:text-properties fo:font-style="italic" style:font-name-asian="NimbusRomNo9L-ReguItal" style:font-style-asian="italic" style:font-name-complex="NimbusRomNo9L-ReguItal" style:font-style-complex="italic"/>
    </style:style>
    <style:style style:name="T12" style:family="text">
      <style:text-properties fo:font-style="normal" style:font-name-asian="TimesNewRoman,Italic" style:font-style-asian="normal" style:font-name-complex="TimesNewRoman,Italic" style:font-style-complex="normal"/>
    </style:style>
    <style:style style:name="T13" style:family="text">
      <style:text-properties fo:font-style="normal" style:font-name-asian="TimesNewRoman1" style:font-style-asian="normal" style:font-name-complex="TimesNewRoman1" style:font-style-complex="normal"/>
    </style:style>
    <style:style style:name="T14" style:family="text">
      <style:text-properties fo:font-style="normal" style:font-name-asian="TimesNewRoman" style:font-style-asian="normal" style:font-name-complex="TimesNewRoman" style:font-style-complex="normal"/>
    </style:style>
    <style:style style:name="T15" style:family="text">
      <style:text-properties fo:font-style="normal" style:font-name-asian="TimesNewRoman,Italic1" style:font-style-asian="normal" style:font-name-complex="TimesNewRoman,Italic1" style:font-style-complex="normal"/>
    </style:style>
    <style:style style:name="T16" style:family="text">
      <style:text-properties fo:font-style="normal" style:font-name-asian="MinionPro-Regular" style:font-style-asian="normal" style:font-name-complex="MinionPro-Regular" style:font-style-complex="normal"/>
    </style:style>
    <style:style style:name="T17" style:family="text">
      <style:text-properties fo:font-style="normal" style:font-name-asian="NimbusRomNo9L-Regu" style:font-style-asian="normal" style:font-name-complex="NimbusRomNo9L-Regu" style:font-style-complex="normal"/>
    </style:style>
    <style:style style:name="T18" style:family="text">
      <style:text-properties fo:font-style="normal" style:font-name-asian="NimbusRomNo9L-Medi1" style:font-style-asian="normal" style:font-name-complex="NimbusRomNo9L-Medi1" style:font-style-complex="normal"/>
    </style:style>
    <style:style style:name="T19" style:family="text">
      <style:text-properties fo:font-style="normal" style:font-name-asian="TimesNewRomanPSMT1" style:font-style-asian="normal" style:font-name-complex="TimesNewRomanPSMT1" style:font-style-complex="normal"/>
    </style:style>
    <style:style style:name="T20" style:family="text">
      <style:text-properties fo:font-style="normal" style:font-name-asian="Times-Roman" style:font-style-asian="normal" style:font-name-complex="Times-Roman" style:font-style-complex="normal"/>
    </style:style>
    <style:style style:name="T21" style:family="text">
      <style:text-properties fo:font-style="normal" style:font-name-asian="TimesNewRomanPS-BoldMT" style:font-style-asian="normal" style:font-name-complex="TimesNewRomanPS-BoldMT" style:font-style-complex="normal"/>
    </style:style>
    <style:style style:name="T22" style:family="text">
      <style:text-properties fo:font-style="normal" style:font-name-asian="Times-Bold" style:font-style-asian="normal" style:font-name-complex="Times-Bold" style:font-style-complex="normal"/>
    </style:style>
    <style:style style:name="T23" style:family="text">
      <style:text-properties fo:font-style="normal" style:font-name-asian="Arial-BoldMT" style:font-style-asian="normal" style:font-name-complex="Arial-BoldMT" style:font-style-complex="normal"/>
    </style:style>
    <style:style style:name="T24" style:family="text">
      <style:text-properties fo:font-style="normal" style:font-name-asian="CMBX12" style:font-style-asian="normal" style:font-name-complex="CMBX12" style:font-style-complex="normal"/>
    </style:style>
    <style:style style:name="T25" style:family="text">
      <style:text-properties fo:font-style="normal" style:font-name-asian="CMR12" style:font-style-asian="normal" style:font-name-complex="CMR12" style:font-style-complex="normal"/>
    </style:style>
    <style:style style:name="T26" style:family="text">
      <style:text-properties style:font-name-asian="TimesNewRoman1" style:font-name-complex="TimesNewRoman1"/>
    </style:style>
    <style:style style:name="T27" style:family="text">
      <style:text-properties style:font-name-asian="NimbusRomNo9L-Medi" style:font-name-complex="NimbusRomNo9L-Medi"/>
    </style:style>
    <style:style style:name="T28" style:family="text">
      <style:text-properties style:font-name-asian="NimbusRomNo9L-Regu1" style:font-name-complex="NimbusRomNo9L-Regu1"/>
    </style:style>
    <style:style style:name="T29" style:family="text">
      <style:text-properties style:font-name-asian="Times-Bold" style:font-name-complex="Times-Bold"/>
    </style:style>
    <style:style style:name="T30" style:family="text">
      <style:text-properties style:font-name-asian="CMBX12" style:font-name-complex="CMBX12"/>
    </style:style>
    <style:style style:name="T31" style:family="text">
      <style:text-properties fo:font-variant="normal" fo:text-transform="none" fo:letter-spacing="normal" fo:font-style="normal" style:font-name-asian="CMR12" style:font-style-asian="normal" style:font-name-complex="CMR12" style:font-style-complex="normal"/>
    </style:style>
    <style:style style:name="T32" style:family="text">
      <style:text-properties fo:font-variant="normal" fo:text-transform="none" fo:letter-spacing="normal" fo:font-style="normal" style:font-name-asian="Times-Roman1" style:font-style-asian="normal" style:font-name-complex="Times-Roman1" style:font-style-complex="normal"/>
    </style:style>
    <style:style style:name="T33" style:family="text">
      <style:text-properties fo:font-variant="normal" fo:text-transform="none" fo:letter-spacing="normal" fo:font-style="normal" style:font-name-asian="TimesNewRoman" style:font-style-asian="normal" style:font-name-complex="TimesNewRoman" style:font-style-complex="normal"/>
    </style:style>
    <style:style style:name="T34" style:family="text">
      <style:text-properties fo:font-variant="normal" fo:text-transform="none" fo:letter-spacing="normal" fo:font-style="normal" style:font-name-asian="TimesNewRoman,Italic1" style:font-style-asian="normal" style:font-name-complex="TimesNewRoman,Italic1" style:font-style-complex="normal"/>
    </style:style>
    <style:style style:name="T35" style:family="text">
      <style:text-properties fo:font-variant="normal" fo:text-transform="none" fo:letter-spacing="normal" fo:font-style="normal" style:font-name-asian="Times-Roman" style:font-style-asian="normal" style:font-name-complex="Times-Roman" style:font-style-complex="normal"/>
    </style:style>
    <style:style style:name="T36" style:family="text">
      <style:text-properties fo:font-variant="normal" fo:text-transform="none" fo:letter-spacing="normal" fo:font-style="normal" style:font-name-asian="NimbusRomNo9L-Regu" style:font-style-asian="normal" style:font-name-complex="NimbusRomNo9L-Regu" style:font-style-complex="normal"/>
    </style:style>
    <style:style style:name="T37" style:family="text">
      <style:text-properties fo:font-variant="normal" fo:text-transform="none" fo:letter-spacing="normal" fo:font-style="normal" style:font-name-asian="NimbusSanL-Regu" style:font-style-asian="normal" style:font-name-complex="NimbusSanL-Regu" style:font-style-complex="normal"/>
    </style:style>
    <style:style style:name="T38" style:family="text">
      <style:text-properties fo:font-variant="normal" fo:text-transform="none" fo:letter-spacing="normal" fo:font-style="normal" style:font-name-asian="NimbusSanL-Bold" style:font-style-asian="normal" style:font-name-complex="NimbusSanL-Bold" style:font-style-complex="normal"/>
    </style:style>
    <style:style style:name="T39" style:family="text">
      <style:text-properties fo:font-variant="normal" fo:text-transform="none" fo:letter-spacing="normal" fo:font-style="normal" style:font-name-asian="NimbusSanL-Bold" style:font-style-asian="italic" style:font-name-complex="NimbusSanL-Bold" style:font-style-complex="italic"/>
    </style:style>
    <style:style style:name="T40" style:family="text">
      <style:text-properties fo:font-variant="normal" fo:text-transform="none" fo:letter-spacing="normal" fo:font-style="normal" style:font-name-asian="NimbusRomNo9L-Medi" style:font-style-asian="normal" style:font-name-complex="NimbusRomNo9L-Medi" style:font-style-complex="normal"/>
    </style:style>
    <style:style style:name="T41" style:family="text">
      <style:text-properties fo:font-variant="normal" fo:text-transform="none" fo:letter-spacing="normal" fo:font-style="normal" style:font-name-asian="CMR8" style:font-style-asian="normal" style:font-name-complex="CMR8" style:font-style-complex="normal"/>
    </style:style>
    <style:style style:name="T42" style:family="text">
      <style:text-properties fo:font-variant="normal" fo:text-transform="none" fo:letter-spacing="normal" fo:font-style="normal" style:font-name-asian="FoundryGridnik-Bold" style:font-style-asian="normal" style:font-name-complex="FoundryGridnik-Bold" style:font-style-complex="normal"/>
    </style:style>
    <style:style style:name="T43" style:family="text">
      <style:text-properties fo:font-variant="normal" fo:text-transform="none" fo:letter-spacing="normal" fo:font-style="italic" style:font-name-asian="TimesNewRoman,Italic1" style:font-style-asian="italic" style:font-name-complex="TimesNewRoman,Italic1" style:font-style-complex="italic"/>
    </style:style>
    <style:style style:name="T44" style:family="text">
      <style:text-properties fo:font-variant="normal" fo:text-transform="none" fo:letter-spacing="normal" fo:font-style="italic" style:font-name-asian="TimesNewRoman" style:font-style-asian="italic" style:font-name-complex="TimesNewRoman" style:font-style-complex="italic"/>
    </style:style>
    <style:style style:name="T45" style:family="text">
      <style:text-properties fo:font-variant="normal" fo:text-transform="none" fo:letter-spacing="normal" fo:font-style="italic" style:font-name-asian="Times-Roman1" style:font-style-asian="italic" style:font-name-complex="Times-Roman1" style:font-style-complex="italic"/>
    </style:style>
    <style:style style:name="T46" style:family="text">
      <style:text-properties fo:font-variant="normal" fo:text-transform="none" fo:letter-spacing="normal" fo:font-style="italic" style:font-name-asian="TimesNewRomanPSMT" style:font-style-asian="italic" style:font-name-complex="TimesNewRomanPSMT" style:font-style-complex="italic"/>
    </style:style>
    <style:style style:name="T47" style:family="text">
      <style:text-properties fo:font-variant="normal" fo:text-transform="none" fo:letter-spacing="normal" fo:font-style="italic" style:font-name-asian="NimbusSanL-Regu" style:font-style-asian="italic" style:font-name-complex="NimbusSanL-Regu" style:font-style-complex="italic"/>
    </style:style>
    <style:style style:name="T48" style:family="text">
      <style:text-properties fo:font-variant="normal" fo:text-transform="none" fo:letter-spacing="normal" fo:font-style="italic" style:font-name-asian="FoundryGridnik-Bold" style:font-style-asian="normal" style:font-name-complex="FoundryGridnik-Bold" style:font-style-complex="normal"/>
    </style:style>
    <style:style style:name="T49" style:family="text">
      <style:text-properties fo:font-variant="normal" fo:text-transform="none" fo:letter-spacing="normal" fo:font-style="italic" style:font-name-asian="NimbusSanL-Bold" style:font-style-asian="italic" style:font-name-complex="NimbusSanL-Bold" style:font-style-complex="italic"/>
    </style:style>
    <style:style style:name="T50" style:family="text">
      <style:text-properties style:font-name-asian="NimbusSanL-Bold" style:font-name-complex="NimbusSanL-Bold"/>
    </style:style>
    <style:style style:name="T51" style:family="text">
      <style:text-properties style:font-name-asian="NimbusRomNo9L-ReguItal" style:font-name-complex="NimbusRomNo9L-ReguIt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anging_20_indent"><text:span text:style-name="T16">[1] </text:span><text:span text:style-name="T26">C. B. Browne et al., "A Survey of Monte Carlo Tree Search Methods" in </text:span><text:span text:style-name="T4">IEEE TRANSACTIONS ON COMPUTATIONAL INTELLIGENCE AND AI IN GAMES, VOL. 2012 </text:span><text:span text:style-name="T13">pp. 1-43</text:span></text:p>
      <text:p text:style-name="P1"/>
      <text:p text:style-name="Hanging_20_indent"><text:span text:style-name="T13">[2] F.</text:span><text:span text:style-name="T17"> Xie and Z. Liu, "</text:span><text:span text:style-name="T18">Backpropagation Modification in Monte-Carlo Game Tree Search</text:span><text:span text:style-name="T17">" presented at </text:span><text:span text:style-name="T6">Third International Symposium on Intelligent Information Technology Application</text:span><text:span text:style-name="T17">, 2009.</text:span></text:p>
      <text:p text:style-name="P2"/>
      <text:p text:style-name="Hanging_20_indent">[3] <text:span text:style-name="T26">S. Samothrakis, D. Robles, and S. Lucas</text:span><text:span text:style-name="T1">,</text:span><text:span text:style-name="T12">"</text:span><text:span text:style-name="T13">Fast Approximate Max-n Monte Carlo Tree Search for Ms Pac-Man" in </text:span><text:span text:style-name="T4">IEEE TRANS. ON COMP. <text:s/>INTELL. AND AI IN GAMES</text:span><text:span text:style-name="T13">, 2011, pp. 142-154</text:span></text:p>
      <text:p text:style-name="P3"/>
      <text:p text:style-name="Hanging_20_indent"><text:span text:style-name="T14">[4] </text:span><text:span text:style-name="T27">J. Heinrich </text:span><text:span text:style-name="T28">and </text:span><text:span text:style-name="T27">D. Silver, "Self-Play Monte-Carlo Tree Search in Computer Poker" in </text:span><text:span text:style-name="T5">Computer Poker and Imperfect Information: Papers from the AAAI-14 Workshop</text:span></text:p>
      <text:p text:style-name="P1"/>
      <text:p text:style-name="Hanging_20_indent"><text:span text:style-name="T13">[5] </text:span><text:span text:style-name="T14">P. Cowling</text:span><text:span text:style-name="T2">, </text:span><text:span text:style-name="T14">C. Ward</text:span><text:span text:style-name="T2">, </text:span><text:span text:style-name="T15">and</text:span><text:span text:style-name="T2"> </text:span><text:span text:style-name="T14">E. Powley</text:span><text:span text:style-name="T2">, </text:span><text:span text:style-name="T15">"</text:span><text:span text:style-name="T14">Ensemble Determinization in Monte Carlo Tree Search for the Imperfect Information Card Game </text:span><text:span text:style-name="T2">Magic: The Gathering" in </text:span><text:span text:style-name="T3">IEEE TRANS. ON COMP. INTELLIGENCE AND AI IN GAMES, 2012. pp. 241-257.</text:span></text:p>
      <text:p text:style-name="P3"/>
      <text:p text:style-name="Hanging_20_indent"><text:span text:style-name="T14">[6] </text:span><text:span text:style-name="T19">T. Toyoda and Y. Kotani, "</text:span><text:span text:style-name="T21">Monte Carlo Go using Previous Simulation Results</text:span><text:span text:style-name="T19">" presented at </text:span><text:span text:style-name="T6">International Conference on Technologies and Applications of Artificial Intelligence</text:span><text:span text:style-name="T19">, 2010. pp. 182-186</text:span></text:p>
      <text:p text:style-name="Hanging_20_indent"/>
      <text:p text:style-name="Hanging_20_indent"><text:span text:style-name="T19">[7] </text:span><text:span text:style-name="T20">Y. Wang and S. Gelly, "</text:span><text:span text:style-name="T22">Modifications of UCT and sequence-like simulations for </text:span><text:span text:style-name="T29">Monte-Carlo Go" presented at </text:span><text:span text:style-name="T7">IEEE Symposium on Computational Intelligence and Games, 2007. </text:span><text:span text:style-name="T23">pp. 175-182</text:span></text:p>
      <text:p text:style-name="Hanging_20_indent"/>
      <text:p text:style-name="Hanging_20_indent"><text:span text:style-name="T23">[8] </text:span><text:span text:style-name="T20">B. Arneson, R. B. Hayward, and P. Henderson, "Monte Carlo Tree Search in </text:span><text:span text:style-name="T8">Hex</text:span><text:span text:style-name="T20">" in </text:span><text:span text:style-name="T9">IEEE Transactions On Computational Intelligence and AI in Games</text:span><text:span text:style-name="T20">, Vol. 2, No. 4, December 2010</text:span></text:p>
      <text:p text:style-name="Hanging_20_indent"/>
      <text:p text:style-name="Hanging_20_indent"><text:span text:style-name="T20">[9] T. Jakl, "</text:span><text:span text:style-name="T24">Arimaa challenge – comparission study of </text:span><text:span text:style-name="T30">MCTS versus alpha-beta methods</text:span><text:span text:style-name="T20">" M.S. Thesis, </text:span><text:span text:style-name="T25">Dept. of Theoretical Comp. Sci. and Math. Logic., Charles Univ., Prague, </text:span><text:span text:style-name="T31">Czech Republic, 2011</text:span><text:span text:style-name="T25"> </text:span></text:p>
      <text:p text:style-name="P4"/>
      <text:p text:style-name="Hanging_20_indent"><text:span text:style-name="T32">[10] </text:span><text:span text:style-name="T33">Mandy J. W. Tak, Mark H. M. Winands</text:span><text:span text:style-name="T43">, </text:span><text:span text:style-name="T33"><text:s/>and Yngvi Björnsson</text:span><text:span text:style-name="T43">, </text:span><text:span text:style-name="T34">"</text:span><text:span text:style-name="T33">Decaying Simulation Strategies</text:span><text:span text:style-name="T34">" in </text:span><text:span text:style-name="T44">IEEE Transactions On Computational Intelligence and AI in Games</text:span><text:span text:style-name="T33">, Vol. 6, NO. 4, December 2014</text:span></text:p>
      <text:p text:style-name="P5"/>
      <text:p text:style-name="Hanging_20_indent"><text:span text:style-name="T35">[11] </text:span><text:span text:style-name="T32">A. M. Alhejali and S. M. Lucas, "Using Genetic Programming to Evolve Heuristics for a Monte Carlo Tree Search Ms Pac-Man Agent" at </text:span><text:span text:style-name="T45">Conference: Computational Intelligence in Games, </text:span><text:span text:style-name="T32">2013</text:span></text:p>
      <text:p text:style-name="P4"/>
      <text:p text:style-name="Hanging_20_indent"><text:span text:style-name="T32">[12] </text:span><text:span text:style-name="T36">Jing Huang, Zhiqing Liu, Benjie Lu and Feng Xiao, "</text:span><text:span text:style-name="T36">Pruning in UCT Algorithm</text:span><text:span text:style-name="T36">" at </text:span><text:span text:style-name="T46">International Conference on Technologies and Applications of Artificial Intelligence</text:span><text:span text:style-name="T36">, 2010</text:span></text:p>
      <text:p text:style-name="P4"/>
      <text:p text:style-name="Hanging_20_indent"><text:span text:style-name="T32">[13] </text:span><text:span text:style-name="T42">Kirk L. Kroeker, "A New Benchmark for Artificial Intelligence" </text:span><text:span text:style-name="T42">in </text:span><text:span text:style-name="T48">Comm. of theACM</text:span><text:span text:style-name="T42">, vol. 54, no. 8, August 2011, pp. 13-15.</text:span><text:span text:style-name="T42"> </text:span></text:p>
      <text:p text:style-name="P4"/>
      <text:p text:style-name="Hanging_20_indent"><text:span text:style-name="T32">[14] </text:span><text:span text:style-name="T37">Bilal Kartal, John Koenig and Stephen J. Guy, "</text:span><text:span text:style-name="T38">User-Driven Narrative Variation in Large Story Domains </text:span><text:span text:style-name="T50">using Monte Carlo Tree Search</text:span><text:span text:style-name="T37">" at </text:span><text:span text:style-name="T47">I</text:span><text:span text:style-name="T47">nternational Conference on Autonomous Agents and Multi-Agent Systems,</text:span><text:span text:style-name="T37"> 2014</text:span><text:span text:style-name="T47"> </text:span></text:p>
      <text:p text:style-name="P4"><text:soft-page-break/></text:p>
      <text:p text:style-name="Hanging_20_indent"><text:span text:style-name="T32">[15] </text:span><text:span text:style-name="T37">Maxime Sanselone, Stéphane Sanchez, Cédric Sanza, David Panzoli and Yves Duthen, "</text:span><text:span text:style-name="T38">Control of Non Player Characters in a Medical Learning </text:span><text:span text:style-name="T50">Game with Monte Carlo Tree Search" at</text:span><text:span text:style-name="T10"> C</text:span><text:span text:style-name="T49">onference Companion on Genetic and Evolutionary Computation Companion</text:span><text:span text:style-name="T49">, </text:span><text:span text:style-name="T38">2014,</text:span><text:span text:style-name="T49"> pp. </text:span><text:span text:style-name="T39">51-52</text:span></text:p>
      <text:p text:style-name="P4"/>
      <text:p text:style-name="Hanging_20_indent"><text:span text:style-name="T32">[16] </text:span><text:span text:style-name="T40">Jonathan Chevelu</text:span><text:span text:style-name="T41">, T</text:span><text:span text:style-name="T40">homas Lavergne, Yves Lepage, and</text:span><text:span text:style-name="T41"> </text:span><text:span text:style-name="T40">Thierry Moudenc</text:span><text:span text:style-name="T41">, "</text:span><text:span text:style-name="T40">Introduction of a new paraphrase generation tool </text:span><text:span text:style-name="T27">based on Monte-Carlo sampling" at </text:span><text:span text:style-name="T11">ACL-IJCNLP Conference</text:span><text:span text:style-name="T51">, 2009</text:span></text:p>
      <text:p text:style-name="Hanging_20_indent"><text:span text:style-name="T51"/></text:p>
      <text:p text:style-name="Hanging_20_indent"><text:span text:style-name="T51">[17] Vaidyanathan, Atul. 2014. "Monte Carlo Comparison of Strategies for Blackjack." Undergrad Thesis. Dartmouth Universi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MBX12" svg:font-family="CMBX12"/>
    <style:font-face style:name="CMR12" svg:font-family="CMR12"/>
    <style:font-face style:name="NimbusRomNo9L-Medi1" svg:font-family="NimbusRomNo9L-Medi"/>
    <style:font-face style:name="NimbusRomNo9L-Regu" svg:font-family="NimbusRomNo9L-Regu"/>
    <style:font-face style:name="NimbusSanL-Bold" svg:font-family="NimbusSanL-Bold"/>
    <style:font-face style:name="NimbusSanL-Regu" svg:font-family="NimbusSanL-Regu"/>
    <style:font-face style:name="OpenSymbol" svg:font-family="OpenSymbol"/>
    <style:font-face style:name="Tahoma1" svg:font-family="Tahoma"/>
    <style:font-face style:name="Verdana" svg:font-family="Verdana, Arial, Helvetica, sans-serif"/>
    <style:font-face style:name="FoundryGridnik-Bold" svg:font-family="FoundryGridnik-Bold" style:font-family-generic="roman"/>
    <style:font-face style:name="MinionPro-Regular" svg:font-family="MinionPro-Regular" style:font-family-generic="roman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  <style:font-face style:name="TimesNewRoman" svg:font-family="TimesNewRoman" style:font-family-generic="roman"/>
    <style:font-face style:name="TimesNewRoman,Italic1" svg:font-family="'TimesNewRoman,Italic'" style:font-family-generic="roman"/>
    <style:font-face style:name="TimesNewRomanPS-BoldMT" svg:font-family="TimesNewRomanPS-BoldMT" style:font-family-generic="roman"/>
    <style:font-face style:name="TimesNewRomanPSMT1" svg:font-family="TimesNewRomanPSMT" style:font-family-generic="roman"/>
    <style:font-face style:name="Arial-BoldMT" svg:font-family="Arial-BoldMT" style:font-family-generic="swiss"/>
    <style:font-face style:name="CMR8" svg:font-family="CMR8" style:font-family-generic="swiss"/>
    <style:font-face style:name="NimbusRomNo9L-Medi" svg:font-family="NimbusRomNo9L-Medi" style:font-family-generic="swiss"/>
    <style:font-face style:name="NimbusRomNo9L-Regu1" svg:font-family="NimbusRomNo9L-Regu" style:font-family-generic="swiss"/>
    <style:font-face style:name="NimbusRomNo9L-ReguItal" svg:font-family="NimbusRomNo9L-ReguItal" style:font-family-generic="swiss"/>
    <style:font-face style:name="Times-Roman1" svg:font-family="Times-Roman" style:font-family-generic="swiss"/>
    <style:font-face style:name="TimesNewRoman1" svg:font-family="TimesNewRoman" style:font-family-generic="swiss"/>
    <style:font-face style:name="TimesNewRoman,Italic" svg:font-family="'TimesNewRoman,Italic'" style:font-family-generic="swiss"/>
    <style:font-face style:name="TimesNewRomanPSMT" svg:font-family="TimesNewRomanPS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anging_20_indent" style:display-name="Hanging indent" style:family="paragraph" style:parent-style-name="Text_20_body" style:class="text">
      <style:paragraph-properties fo:margin="100%" fo:margin-left="0.5in" fo:margin-right="0in" fo:margin-top="0in" fo:margin-bottom="0in" fo:text-indent="-0.3in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18H51M9S</meta:editing-duration>
    <meta:editing-cycles>55</meta:editing-cycles>
    <meta:generator>OpenOffice/4.0.1$Win32 OpenOffice.org_project/401m5$Build-9714</meta:generator>
    <dc:date>2015-06-05T22:14:02.53</dc:date>
    <dc:creator>Jon Collins</dc:creator>
    <meta:document-statistic meta:table-count="0" meta:image-count="0" meta:object-count="0" meta:page-count="2" meta:paragraph-count="17" meta:word-count="475" meta:character-count="3136"/>
    <meta:user-defined meta:name="Info 1"/>
    <meta:user-defined meta:name="Info 2"/>
    <meta:user-defined meta:name="Info 3"/>
    <meta:user-defined meta:name="Info 4"/>
  </office:meta>
</office:document-meta>
</file>